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pasado 25 de Marzo tuvimos una nueva reunion en la que tratamos algunos puntos.<text:line-break/><text:line-break/>Antes de la reunion, ya habia solucionado el problema de eliminar los recortes al finalizar el programa, simplemente poniendo la orden que borraba los recortes antes del exit() que finalizaba el programa.<text:line-break/><text:line-break/>Tambien antes de la reunion quedo la varianza calculada despues de cada imagen, simplemente poniendo el metodo que calcula la varianza en el metodo siguiente, y cada vez que das al boton de siguiente te la recalcula y te la enseña en la interfaz del programa.<text:line-break/><text:line-break/>Tambien calculamos la estimacion tras cada imagen. La forma de hacerlo es similar al de la varianza (recalculandola cada vez que saltas de imagen) sin embargo el calculo es algo extraño. Para saber la estimacion de personas que hay deberiamos coger el numero total de personas contadas, que se encuentra en la matriz y se pueden sacar con el metodo sum que te suma todos los datos de la matriz. Este numero habria que multiplicarlo por la diferencia entre al ag y el ap (si en el area pequeña hay 2 personas y el area grande es 5 veces mas grande que el pequeña la estimacion es que en el area grande haya 10 cabezas). Y por ultimo habria que multiplicarlo tambien por la diferencia entre el nº de cuadrados totales y el nº de cuadrados recorridos (si en 3 cuadrados hay 5 personas, la estimacion es que en 12 cuadrados haya 20 personas). Entonces la operación nos quedaria:<text:line-break/><text:line-break/>Estimacion = (Ag/ap) * suma matriz * (nº cuadrados totales/nº de cuadrados recorridos)<text:line-break/><text:line-break/>En la reunion discutimos un poco sobre ello y al parecer es correcta esta operación. Yo tenia la duda de si el area habria que hacerlo al cuadrado pero al ser precisamente areas y no lados no tendria sentido. Ademas el programa tambien fallaba porque al llamar al metodo pruebaguardarpillow5 para hacer los recortes de la imagen, el programa cambiaba el valor del ag y del ap a los que estaban por defecto en este programa. Ya hemos quitado esas variables y hemos reestructurado el resto de programas para que no se llame a variables antes de inicializarlas, etc ...<text:line-break/><text:line-break/>Tambien en la reunion miramos lo del math.ceil, que no entendia y ya entiendo. Se trata de un metodo que te redonde al entero por encima. De esta forma no habria problema a la hora de generar el area grande porque no quedarian cuadrados de mas que solo cogian un borde como nos pasaba. Sin embargo, el math.ceil habia que añadirlo en el momento en el que calculabas el area grande (cuando cargas la imagen), y no solo cuando hacias los recortes.</text:p>
      <text:p text:style-name="Standard"/>
      <text:p text:style-name="Standard">Por ultimo estuvimos de nuevo un rato charlando acerca de lo del pop up, que intentaremos tener para la proxima reunion, y tambien hablamos de como calcular la coordenada real de la imagen recortada, ya que en la interfaz esa coordenada va a ser un numero pero ese numero es de una imagen agrandada y de una posicion que desconocemos, aunque tenemos los datos para conocerla.<text:line-break/><text:line-break/>Lo logico para esto sera crear una funcion a la que le pasas la coordenada marcada y te la convierta en funcion de la diferencia entre el area grande y el area pequeña, en funcion de la fila y la columna en la que estes y en funcion del tamaño al que esta puesto el recorte que en principio es 500, 500.<text:line-break/><text:line-break/>Por poner un ejemplo, si coges el punto 200,200 del area pequeña, el area pequeña es 50 y el grande es 200, la fila es la 2 (de 4) y la columna es tambien la 2 (de 4) pues para enpezar estarias en el punto 20,20 del area pequeña, sabiendo que conoces el punto inferior izquierdo (cpx,cpy) tienes que sumarle este punto para colocarte en el punto inferior izquierdo del area grande, y por ultimo sumarle tambien por la parte x la columna en la que estas por el area grande y por la coordenada y, la fila en la que estas por el ag. <text:line-break/><text:line-break/><text:soft-page-break/>Y ya estaria, faltaria tambien la parte por la cual el programa te coge los cuadrados de los bordes, pero en teoria solo faltarian esas 3 cosas para tener el programa practicamente acabado a falta de simulaciones, informe y demas.<text:line-break/><text:line-break/>La proxima reunion sera cuando esten estas 3 cosas mira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9-03-27T09:07:18.65</meta:creation-date>
    <meta:document-statistic meta:table-count="0" meta:image-count="0" meta:object-count="0" meta:page-count="2" meta:paragraph-count="2" meta:word-count="730" meta:character-count="4033"/>
    <dc:date>2019-03-27T09:49:39.48</dc:date>
    <dc:creator>o </dc:creator>
    <meta:editing-duration>PT9M59S</meta:editing-duration>
    <meta:editing-cycles>1</meta:editing-cycles>
    <meta:generator>OpenOffice/4.1.3$Win32 OpenOffice.org_project/413m1$Build-9783</meta:generator>
  </office:meta>
</office:document-meta>
</file>